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svg:stroke-color="#ffcc00" draw:marker-start-width="0.6cm" draw:marker-end-width="0.6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standard">
      <style:graphic-properties svg:stroke-width="0.1cm" svg:stroke-color="#0066cc" draw:marker-start-width="0.6cm" draw:marker-end-width="0.6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3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4" style:family="graphic" style:parent-style-name="standard">
      <style:graphic-properties svg:stroke-width="0.1cm" svg:stroke-color="#009900" draw:marker-start-width="0.6cm" draw:marker-end-width="0.6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5" style:family="graphic" style:parent-style-name="standard">
      <style:graphic-properties draw:stroke="dash" draw:stroke-dash="Fine_20_Dashed" svg:stroke-width="0.1cm" svg:stroke-color="#ffcc00" draw:marker-start-width="0.6cm" draw:marker-end-width="0.6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6" style:family="graphic" style:parent-style-name="objectwithoutfill">
      <style:graphic-properties draw:stroke="dash" draw:stroke-dash="Fine_20_Dashed" draw:marker-end="Arrow" draw:marker-end-width="0.3cm" draw:fill="none" draw:textarea-horizontal-align="center" draw:textarea-vertical-align="middle"/>
    </style:style>
    <style:style style:name="gr7" style:family="graphic" style:parent-style-name="objectwithoutfill">
      <style:graphic-properties draw:marker-start="Square_20_45" draw:marker-start-width="0.5cm" draw:marker-end="Arrow" draw:marker-end-width="0.3cm" draw:fill="none" draw:textarea-horizontal-align="center" draw:textarea-vertical-align="middle"/>
    </style:style>
    <style:style style:name="P1" style:family="paragraph">
      <style:paragraph-properties fo:text-align="center"/>
    </style:style>
    <style:style style:name="T1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916cm" svg:height="1.958cm" svg:x="7.082cm" svg:y="0.4cm">
          <text:p text:style-name="P1">R1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2" draw:text-style-name="P1" draw:layer="layout" svg:width="3.041cm" svg:height="1.125cm" svg:x="1cm" svg:y="0.816cm">
          <text:p text:style-name="P1">s1 : <text:span text:style-name="T1">S1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4.041cm" svg:y1="1.358cm" svg:x2="7.082cm" svg:y2="1.358cm">
          <text:p/>
        </draw:line>
        <draw:line draw:style-name="gr3" draw:text-style-name="P1" draw:layer="layout" svg:x1="13.041cm" svg:y1="1.4cm" svg:x2="16.082cm" svg:y2="1.4cm">
          <text:p/>
        </draw:line>
        <draw:custom-shape draw:style-name="gr4" draw:text-style-name="P1" draw:layer="layout" svg:width="3.041cm" svg:height="1.042cm" svg:x="15.999cm" svg:y="0.858cm">
          <text:p text:style-name="P1">t1 : <text:span text:style-name="T1">T1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2" draw:style-name="dp1" draw:master-page-name="Default">
        <draw:custom-shape draw:style-name="gr5" draw:text-style-name="P1" draw:layer="layout" svg:width="5.916cm" svg:height="1.958cm" svg:x="7.098cm" svg:y="0.717cm">
          <text:p text:style-name="P1">R1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2" draw:text-style-name="P1" draw:layer="layout" svg:width="3.041cm" svg:height="1.125cm" svg:x="1.016cm" svg:y="1.133cm">
          <text:p text:style-name="P1">s1: <text:span text:style-name="T1">S1</text:span>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4.057cm" svg:y1="1.675cm" svg:x2="7.098cm" svg:y2="1.675cm">
          <text:p/>
        </draw:line>
        <draw:line draw:style-name="gr6" draw:text-style-name="P1" draw:layer="layout" svg:x1="13.057cm" svg:y1="1.717cm" svg:x2="16.098cm" svg:y2="1.717cm">
          <text:p/>
        </draw:line>
        <draw:custom-shape draw:style-name="gr4" draw:text-style-name="P1" draw:layer="layout" svg:width="3.041cm" svg:height="1.042cm" svg:x="16.015cm" svg:y="1.175cm">
          <text:p text:style-name="P1">t1 : <text:span text:style-name="T1">T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5.916cm" svg:height="1.958cm" svg:x="7.098cm" svg:y="3.342cm">
          <text:p text:style-name="P1">R2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2" draw:text-style-name="P1" draw:layer="layout" svg:width="3.041cm" svg:height="1.125cm" svg:x="1.016cm" svg:y="3.758cm">
          <text:p text:style-name="P1">s2 : <text:span text:style-name="T1">S2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4.057cm" svg:y1="4.3cm" svg:x2="7.098cm" svg:y2="4.3cm">
          <text:p/>
        </draw:line>
        <draw:line draw:style-name="gr3" draw:text-style-name="P1" draw:layer="layout" svg:x1="13.057cm" svg:y1="4.342cm" svg:x2="16.098cm" svg:y2="4.342cm">
          <text:p/>
        </draw:line>
        <draw:custom-shape draw:style-name="gr4" draw:text-style-name="P1" draw:layer="layout" svg:width="3.041cm" svg:height="1.042cm" svg:x="16.015cm" svg:y="3.8cm">
          <text:p text:style-name="P1">t2 : <text:span text:style-name="T1">T2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1" draw:layer="layout" svg:x1="2.558cm" svg:y1="2.258cm" svg:x2="2.599cm" svg:y2="3.717cm">
          <text:p/>
        </draw:line>
        <draw:line draw:style-name="gr7" draw:text-style-name="P1" draw:layer="layout" svg:x1="17.433cm" svg:y1="2.299cm" svg:x2="17.474cm" svg:y2="3.758cm">
          <text:p/>
        </draw:line>
        <draw:line draw:style-name="gr3" draw:text-style-name="P1" draw:layer="layout" svg:x1="4.057cm" svg:y1="1.675cm" svg:x2="7.724cm" svg:y2="3.883cm">
          <text:p/>
        </draw:line>
        <draw:line draw:style-name="gr3" draw:text-style-name="P1" draw:layer="layout" svg:x1="12.307cm" svg:y1="3.8cm" svg:x2="16.098cm" svg:y2="1.71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marker draw:name="Square_20_45" draw:display-name="Square 45" svg:viewBox="0 0 1131 1131" svg:d="m0 564 564 567 567-567-567-564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0cm" fo:page-height="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Edward Willink</meta:initial-creator>
    <meta:creation-date>2015-10-23T12:05:20.75</meta:creation-date>
    <meta:generator>OpenOffice/4.0.1$Win32 OpenOffice.org_project/401m5$Build-9714</meta:generator>
    <dc:date>2015-10-23T12:25:37.11</dc:date>
    <dc:creator>Edward Willink</dc:creator>
    <meta:editing-duration>PT20M15S</meta:editing-duration>
    <meta:editing-cycles>4</meta:editing-cycles>
    <meta:document-statistic meta:object-count="19"/>
  </office:meta>
</office:document-meta>
</file>